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63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5.486cm" svg:x="4.616cm" svg:y="12.644cm">
            <draw:object draw:notify-on-update-of-ranges="Sheet1.A1:Sheet1.A1 Sheet1.A2:Sheet1.A53 Sheet1.B1:Sheet1.B1 Sheet1.B2:Sheet1.B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Patch</text:p>
            <text:p>set</text:p>
            <text:p>Size</text:p>
            <text:p>(bytes)</text:p>
          </table:table-cell>
          <table:table-cell office:value-type="string" calcext:value-type="string">
            <text:p>Get updates from <text:a xlink:href="http://cdn.kernel.org/pub/linux/kernel/projects/rt/5.10/" xlink:type="simple">http://cdn.kernel.org/pub/linux/kernel/projects/rt/5.10/</text:a></text:p>
          </table:table-cell>
        </table:table-row>
        <table:table-row table:style-name="ro2">
          <table:table-cell office:value-type="string" calcext:value-type="string">
            <text:p>3.0</text:p>
          </table:table-cell>
          <table:table-cell office:value-type="float" office:value="995076" calcext:value-type="float">
            <text:p>995076</text:p>
          </table:table-cell>
          <table:table-cell/>
        </table:table-row>
        <table:table-row table:style-name="ro2">
          <table:table-cell office:value-type="string" calcext:value-type="string">
            <text:p>3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2</text:p>
          </table:table-cell>
          <table:table-cell office:value-type="float" office:value="780524" calcext:value-type="float">
            <text:p>780524</text:p>
          </table:table-cell>
          <table:table-cell/>
        </table:table-row>
        <table:table-row table:style-name="ro2">
          <table:table-cell office:value-type="string" calcext:value-type="string">
            <text:p>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4</text:p>
          </table:table-cell>
          <table:table-cell office:value-type="float" office:value="745374" calcext:value-type="float">
            <text:p>745374</text:p>
          </table:table-cell>
          <table:table-cell/>
        </table:table-row>
        <table:table-row table:style-name="ro2">
          <table:table-cell office:value-type="string" calcext:value-type="string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6</text:p>
          </table:table-cell>
          <table:table-cell office:value-type="float" office:value="680328" calcext:value-type="float">
            <text:p>680328</text:p>
          </table:table-cell>
          <table:table-cell/>
        </table:table-row>
        <table:table-row table:style-name="ro2">
          <table:table-cell office:value-type="string" calcext:value-type="string">
            <text:p>3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8</text:p>
          </table:table-cell>
          <table:table-cell office:value-type="float" office:value="805964" calcext:value-type="float">
            <text:p>805964</text:p>
          </table:table-cell>
          <table:table-cell/>
        </table:table-row>
        <table:table-row table:style-name="ro2">
          <table:table-cell office:value-type="string" calcext:value-type="string">
            <text:p>3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10</text:p>
          </table:table-cell>
          <table:table-cell office:value-type="float" office:value="850862" calcext:value-type="float">
            <text:p>850862</text:p>
          </table:table-cell>
          <table:table-cell/>
        </table:table-row>
        <table:table-row table:style-name="ro2">
          <table:table-cell office:value-type="string" calcext:value-type="string">
            <text:p>3.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12</text:p>
          </table:table-cell>
          <table:table-cell office:value-type="float" office:value="854432" calcext:value-type="float">
            <text:p>854432</text:p>
          </table:table-cell>
          <table:table-cell/>
        </table:table-row>
        <table:table-row table:style-name="ro2">
          <table:table-cell office:value-type="string" calcext:value-type="string">
            <text:p>3.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14</text:p>
          </table:table-cell>
          <table:table-cell office:value-type="float" office:value="838049" calcext:value-type="float">
            <text:p>838049</text:p>
          </table:table-cell>
          <table:table-cell/>
        </table:table-row>
        <table:table-row table:style-name="ro2">
          <table:table-cell office:value-type="string" calcext:value-type="string">
            <text:p>3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18</text:p>
          </table:table-cell>
          <table:table-cell office:value-type="float" office:value="858364" calcext:value-type="float">
            <text:p>858364</text:p>
          </table:table-cell>
          <table:table-cell/>
        </table:table-row>
        <table:table-row table:style-name="ro2">
          <table:table-cell office:value-type="string" calcext:value-type="string">
            <text:p>3.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.0</text:p>
          </table:table-cell>
          <table:table-cell office:value-type="float" office:value="822817" calcext:value-type="float">
            <text:p>822817</text:p>
          </table:table-cell>
          <table:table-cell/>
        </table:table-row>
        <table:table-row table:style-name="ro2">
          <table:table-cell office:value-type="string" calcext:value-type="string">
            <text:p>4.1</text:p>
          </table:table-cell>
          <table:table-cell office:value-type="float" office:value="938419" calcext:value-type="float">
            <text:p>938419</text:p>
          </table:table-cell>
          <table:table-cell/>
        </table:table-row>
        <table:table-row table:style-name="ro2">
          <table:table-cell office:value-type="string" calcext:value-type="string">
            <text:p>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.4</text:p>
          </table:table-cell>
          <table:table-cell office:value-type="float" office:value="999312" calcext:value-type="float">
            <text:p>999312</text:p>
          </table:table-cell>
          <table:table-cell/>
        </table:table-row>
        <table:table-row table:style-name="ro2">
          <table:table-cell office:value-type="string" calcext:value-type="string">
            <text:p>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.6</text:p>
          </table:table-cell>
          <table:table-cell office:value-type="float" office:value="816666" calcext:value-type="float">
            <text:p>816666</text:p>
          </table:table-cell>
          <table:table-cell/>
        </table:table-row>
        <table:table-row table:style-name="ro2">
          <table:table-cell office:value-type="string" calcext:value-type="string">
            <text:p>4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.8</text:p>
          </table:table-cell>
          <table:table-cell office:value-type="float" office:value="784662" calcext:value-type="float">
            <text:p>784662</text:p>
          </table:table-cell>
          <table:table-cell/>
        </table:table-row>
        <table:table-row table:style-name="ro2">
          <table:table-cell office:value-type="string" calcext:value-type="string">
            <text:p>4.9</text:p>
          </table:table-cell>
          <table:table-cell office:value-type="float" office:value="855388" calcext:value-type="float">
            <text:p>855388</text:p>
          </table:table-cell>
          <table:table-cell/>
        </table:table-row>
        <table:table-row table:style-name="ro2">
          <table:table-cell office:value-type="string" calcext:value-type="string">
            <text:p>4.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.11</text:p>
          </table:table-cell>
          <table:table-cell office:value-type="float" office:value="1151208" calcext:value-type="float">
            <text:p>1151208</text:p>
          </table:table-cell>
          <table:table-cell/>
        </table:table-row>
        <table:table-row table:style-name="ro2">
          <table:table-cell office:value-type="string" calcext:value-type="string">
            <text:p>4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.13</text:p>
          </table:table-cell>
          <table:table-cell office:value-type="float" office:value="998659" calcext:value-type="float">
            <text:p>998659</text:p>
          </table:table-cell>
          <table:table-cell/>
        </table:table-row>
        <table:table-row table:style-name="ro2">
          <table:table-cell office:value-type="string" calcext:value-type="string">
            <text:p>4.14</text:p>
          </table:table-cell>
          <table:table-cell office:value-type="float" office:value="1317315" calcext:value-type="float">
            <text:p>1317315</text:p>
          </table:table-cell>
          <table:table-cell/>
        </table:table-row>
        <table:table-row table:style-name="ro2">
          <table:table-cell office:value-type="string" calcext:value-type="string">
            <text:p>4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.16</text:p>
          </table:table-cell>
          <table:table-cell office:value-type="float" office:value="1260817" calcext:value-type="float">
            <text:p>1260817</text:p>
          </table:table-cell>
          <table:table-cell/>
        </table:table-row>
        <table:table-row table:style-name="ro2">
          <table:table-cell office:value-type="string" calcext:value-type="string">
            <text:p>4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.18</text:p>
          </table:table-cell>
          <table:table-cell office:value-type="float" office:value="771741" calcext:value-type="float">
            <text:p>771741</text:p>
          </table:table-cell>
          <table:table-cell/>
        </table:table-row>
        <table:table-row table:style-name="ro2">
          <table:table-cell office:value-type="string" calcext:value-type="string">
            <text:p>4.19</text:p>
          </table:table-cell>
          <table:table-cell office:value-type="float" office:value="806644" calcext:value-type="float">
            <text:p>806644</text:p>
          </table:table-cell>
          <table:table-cell/>
        </table:table-row>
        <table:table-row table:style-name="ro2">
          <table:table-cell office:value-type="string" calcext:value-type="string">
            <text:p>4.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.0</text:p>
          </table:table-cell>
          <table:table-cell office:value-type="float" office:value="892424" calcext:value-type="float">
            <text:p>892424</text:p>
          </table:table-cell>
          <table:table-cell/>
        </table:table-row>
        <table:table-row table:style-name="ro2">
          <table:table-cell office:value-type="string" calcext:value-type="string">
            <text:p>5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.2</text:p>
          </table:table-cell>
          <table:table-cell office:value-type="float" office:value="805902" calcext:value-type="float">
            <text:p>805902</text:p>
          </table:table-cell>
          <table:table-cell/>
        </table:table-row>
        <table:table-row table:style-name="ro2">
          <table:table-cell office:value-type="string" calcext:value-type="string">
            <text:p>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.4</text:p>
          </table:table-cell>
          <table:table-cell office:value-type="float" office:value="857517" calcext:value-type="float">
            <text:p>857517</text:p>
          </table:table-cell>
          <table:table-cell/>
        </table:table-row>
        <table:table-row table:style-name="ro2">
          <table:table-cell office:value-type="string" calcext:value-type="string">
            <text:p>5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.6</text:p>
          </table:table-cell>
          <table:table-cell office:value-type="float" office:value="742393" calcext:value-type="float">
            <text:p>742393</text:p>
          </table:table-cell>
          <table:table-cell/>
        </table:table-row>
        <table:table-row table:style-name="ro2">
          <table:table-cell office:value-type="string" calcext:value-type="string">
            <text:p>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.9</text:p>
          </table:table-cell>
          <table:table-cell office:value-type="float" office:value="770174" calcext:value-type="float">
            <text:p>770174</text:p>
          </table:table-cell>
          <table:table-cell/>
        </table:table-row>
        <table:table-row table:style-name="ro2">
          <table:table-cell office:value-type="string" calcext:value-type="string">
            <text:p>5.10</text:p>
          </table:table-cell>
          <table:table-cell office:value-type="float" office:value="803518" calcext:value-type="float">
            <text:p>8035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18:56:45.6320894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hael Opdenacker</meta:initial-creator>
    <meta:creation-date>2020-05-13T19:50:25.070415793</meta:creation-date>
    <meta:editing-cycles>7</meta:editing-cycles>
    <meta:editing-duration>PT21M39S</meta:editing-duration>
    <dc:date>2021-01-20T19:13:05.440023321</dc:date>
    <dc:creator>Michael Opdenacker</dc:creator>
    <meta:generator>LibreOffice/6.4.6.2$Linux_X86_64 LibreOffice_project/40$Build-2</meta:generator>
    <meta:document-statistic meta:table-count="1" meta:cell-count="8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5.487cm" xlink:href=".." xlink:type="simple" chart:class="chart:bar" chart:style-name="ch1">
        <chart:legend chart:legend-position="end" svg:x="14.187cm" svg:y="1.848cm" style:legend-expansion="high" chart:style-name="ch2"/>
        <chart:plot-area chart:style-name="ch3" table:cell-range-address="Sheet1.A1:Sheet1.B53" chart:data-source-has-labels="both" svg:x="0.32cm" svg:y="0.109cm" svg:width="13.547cm" svg:height="5.269cm">
          <chartooo:coordinate-region svg:x="1.682cm" svg:y="0.261cm" svg:width="11.978cm" svg:height="4.072cm"/>
          <chart:axis chart:dimension="x" chart:name="primary-x" chart:style-name="ch4" chartooo:axis-type="auto">
            <chartooo:date-scale/>
            <chart:categories table:cell-range-address="Sheet1.A2:Sheet1.A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3" chart:label-cell-address="Sheet1.B1:Sheet1.B1" chart:class="chart:bar">
            <chart:data-point chart:repeated="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ch
set
Size
(byte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0</text:p>
                <draw:g>
                  <svg:desc>Sheet1.A2:Sheet1.A53</svg:desc>
                </draw:g>
              </table:table-cell>
              <table:table-cell office:value-type="float" office:value="995076">
                <text:p>995076</text:p>
                <draw:g>
                  <svg:desc>Sheet1.B2:Sheet1.B53</svg:desc>
                </draw:g>
              </table:table-cell>
            </table:table-row>
            <table:table-row>
              <table:table-cell office:value-type="string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2</text:p>
              </table:table-cell>
              <table:table-cell office:value-type="float" office:value="780524">
                <text:p>780524</text:p>
              </table:table-cell>
            </table:table-row>
            <table:table-row>
              <table:table-cell office:value-type="string">
                <text:p>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4</text:p>
              </table:table-cell>
              <table:table-cell office:value-type="float" office:value="745374">
                <text:p>745374</text:p>
              </table:table-cell>
            </table:table-row>
            <table:table-row>
              <table:table-cell office:value-type="string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6</text:p>
              </table:table-cell>
              <table:table-cell office:value-type="float" office:value="680328">
                <text:p>680328</text:p>
              </table:table-cell>
            </table:table-row>
            <table:table-row>
              <table:table-cell office:value-type="string">
                <text:p>3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8</text:p>
              </table:table-cell>
              <table:table-cell office:value-type="float" office:value="805964">
                <text:p>805964</text:p>
              </table:table-cell>
            </table:table-row>
            <table:table-row>
              <table:table-cell office:value-type="string">
                <text:p>3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10</text:p>
              </table:table-cell>
              <table:table-cell office:value-type="float" office:value="850862">
                <text:p>850862</text:p>
              </table:table-cell>
            </table:table-row>
            <table:table-row>
              <table:table-cell office:value-type="string">
                <text:p>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12</text:p>
              </table:table-cell>
              <table:table-cell office:value-type="float" office:value="854432">
                <text:p>854432</text:p>
              </table:table-cell>
            </table:table-row>
            <table:table-row>
              <table:table-cell office:value-type="string">
                <text:p>3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14</text:p>
              </table:table-cell>
              <table:table-cell office:value-type="float" office:value="838049">
                <text:p>838049</text:p>
              </table:table-cell>
            </table:table-row>
            <table:table-row>
              <table:table-cell office:value-type="string">
                <text:p>3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18</text:p>
              </table:table-cell>
              <table:table-cell office:value-type="float" office:value="858364">
                <text:p>858364</text:p>
              </table:table-cell>
            </table:table-row>
            <table:table-row>
              <table:table-cell office:value-type="string">
                <text:p>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0</text:p>
              </table:table-cell>
              <table:table-cell office:value-type="float" office:value="822817">
                <text:p>822817</text:p>
              </table:table-cell>
            </table:table-row>
            <table:table-row>
              <table:table-cell office:value-type="string">
                <text:p>4.1</text:p>
              </table:table-cell>
              <table:table-cell office:value-type="float" office:value="938419">
                <text:p>938419</text:p>
              </table:table-cell>
            </table:table-row>
            <table:table-row>
              <table:table-cell office:value-type="string">
                <text:p>4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4</text:p>
              </table:table-cell>
              <table:table-cell office:value-type="float" office:value="999312">
                <text:p>999312</text:p>
              </table:table-cell>
            </table:table-row>
            <table:table-row>
              <table:table-cell office:value-type="string">
                <text:p>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6</text:p>
              </table:table-cell>
              <table:table-cell office:value-type="float" office:value="816666">
                <text:p>816666</text:p>
              </table:table-cell>
            </table:table-row>
            <table:table-row>
              <table:table-cell office:value-type="string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8</text:p>
              </table:table-cell>
              <table:table-cell office:value-type="float" office:value="784662">
                <text:p>784662</text:p>
              </table:table-cell>
            </table:table-row>
            <table:table-row>
              <table:table-cell office:value-type="string">
                <text:p>4.9</text:p>
              </table:table-cell>
              <table:table-cell office:value-type="float" office:value="855388">
                <text:p>855388</text:p>
              </table:table-cell>
            </table:table-row>
            <table:table-row>
              <table:table-cell office:value-type="string">
                <text:p>4.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11</text:p>
              </table:table-cell>
              <table:table-cell office:value-type="float" office:value="1151208">
                <text:p>1151208</text:p>
              </table:table-cell>
            </table:table-row>
            <table:table-row>
              <table:table-cell office:value-type="string">
                <text:p>4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13</text:p>
              </table:table-cell>
              <table:table-cell office:value-type="float" office:value="998659">
                <text:p>998659</text:p>
              </table:table-cell>
            </table:table-row>
            <table:table-row>
              <table:table-cell office:value-type="string">
                <text:p>4.14</text:p>
              </table:table-cell>
              <table:table-cell office:value-type="float" office:value="1317315">
                <text:p>1317315</text:p>
              </table:table-cell>
            </table:table-row>
            <table:table-row>
              <table:table-cell office:value-type="string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16</text:p>
              </table:table-cell>
              <table:table-cell office:value-type="float" office:value="1260817">
                <text:p>1260817</text:p>
              </table:table-cell>
            </table:table-row>
            <table:table-row>
              <table:table-cell office:value-type="string">
                <text:p>4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18</text:p>
              </table:table-cell>
              <table:table-cell office:value-type="float" office:value="771741">
                <text:p>771741</text:p>
              </table:table-cell>
            </table:table-row>
            <table:table-row>
              <table:table-cell office:value-type="string">
                <text:p>4.19</text:p>
              </table:table-cell>
              <table:table-cell office:value-type="float" office:value="806644">
                <text:p>806644</text:p>
              </table:table-cell>
            </table:table-row>
            <table:table-row>
              <table:table-cell office:value-type="string">
                <text:p>4.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.0</text:p>
              </table:table-cell>
              <table:table-cell office:value-type="float" office:value="892424">
                <text:p>892424</text:p>
              </table:table-cell>
            </table:table-row>
            <table:table-row>
              <table:table-cell office:value-type="string">
                <text:p>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.2</text:p>
              </table:table-cell>
              <table:table-cell office:value-type="float" office:value="805902">
                <text:p>805902</text:p>
              </table:table-cell>
            </table:table-row>
            <table:table-row>
              <table:table-cell office:value-type="string">
                <text:p>5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.4</text:p>
              </table:table-cell>
              <table:table-cell office:value-type="float" office:value="857517">
                <text:p>857517</text:p>
              </table:table-cell>
            </table:table-row>
            <table:table-row>
              <table:table-cell office:value-type="string">
                <text:p>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.6</text:p>
              </table:table-cell>
              <table:table-cell office:value-type="float" office:value="742393">
                <text:p>742393</text:p>
              </table:table-cell>
            </table:table-row>
            <table:table-row>
              <table:table-cell office:value-type="string">
                <text:p>5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.9</text:p>
              </table:table-cell>
              <table:table-cell office:value-type="float" office:value="770174">
                <text:p>770174</text:p>
              </table:table-cell>
            </table:table-row>
            <table:table-row>
              <table:table-cell office:value-type="string">
                <text:p>5.10</text:p>
              </table:table-cell>
              <table:table-cell office:value-type="float" office:value="803518">
                <text:p>8035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